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e428"/>
    </style:style>
    <style:style style:name="P2" style:family="paragraph" style:parent-style-name="Standard">
      <style:text-properties officeooo:paragraph-rsid="0014617c"/>
    </style:style>
    <style:style style:name="P3" style:family="paragraph" style:parent-style-name="Standard">
      <style:text-properties officeooo:rsid="000ee428" officeooo:paragraph-rsid="0014617c"/>
    </style:style>
    <style:style style:name="P4" style:family="paragraph" style:parent-style-name="Standard">
      <style:text-properties officeooo:paragraph-rsid="000ee428"/>
    </style:style>
    <style:style style:name="P5" style:family="paragraph" style:parent-style-name="Standard">
      <style:text-properties officeooo:paragraph-rsid="0014617c"/>
    </style:style>
    <style:style style:name="T1" style:family="text">
      <style:text-properties officeooo:rsid="000ee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database-display text:table-name="ADHERENT-ES" text:table-type="table" text:column-name="NOM" text:database-name="Data">&lt;NOM&gt;</text:database-display><text:s/><text:database-display text:table-name="ADHERENT-ES" text:table-type="table" text:column-name="PRENOM" text:database-name="Data">&lt;PRENOM&gt;</text:database-display></text:p>
      <text:p text:style-name="P1"/>
      <text:p text:style-name="P1"><text:database-display text:table-name="ADHERENT-ES" text:table-type="table" text:column-name="ADRESSE" text:database-name="Data">&lt;ADRESSE&gt;</text:database-display><text:database-display text:table-name="ADHERENT-ES" text:table-type="table" text:column-name="ADRESSE" text:database-name="Data"/></text:p>
      <text:p text:style-name="P1"><text:database-display text:table-name="ADHERENT-ES" text:table-type="table" text:column-name="CP" text:database-name="Data">&lt;CP&gt;</text:database-display><text:s/><text:database-display text:table-name="ADHERENT-ES" text:table-type="table" text:column-name="VILLE" text:database-name="Data">&lt;VILLE&gt;</text:database-display></text:p>
      <text:p text:style-name="P1"/>
      <text:p text:style-name="P1"><text:database-display text:table-name="ADHERENT-ES" text:table-type="table" text:column-name="EMAIL" text:database-name="Data">&lt;EMAIL&gt;</text:database-display></text:p>
      <text:p text:style-name="P1"/>
      <text:p text:style-name="P2"><text:span text:style-name="T1">Montant de la cotisation : </text:span><text:span text:style-name="T1"><text:database-display text:table-name="ADHERENT-ES" text:table-type="table" text:column-name="C.COTISATIONS" text:database-name="Data">&lt;C.COTISATIONS&gt;</text:database-display></text:span></text:p>
      <text:p text:style-name="P2"><text:database-display text:table-name="ADHERENT-ES" text:table-type="table" text:column-name="C.DONS" style:data-style-name="N10116" text:database-name="Data">&lt;C.DONS&gt;</text:database-display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11P0" style:volatile="true" number:language="fr" number:country="FR">
      <number:text>Montant de la cotisation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1P1" style:volatile="true" number:language="fr" number:country="FR">
      <number:text/>
    </number:number-style>
    <number:number-style style:name="N10111" number:language="fr" number:country="FR">
      <number:text/>
      <style:map style:condition="value()&gt;0" style:apply-style-name="N10111P0"/>
      <style:map style:condition="value()&lt;0" style:apply-style-name="N10111P1"/>
    </number:number-style>
    <number:currency-style style:name="N10113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3P0"/>
    </number:currency-style>
    <number:currency-style style:name="N10114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4P1" style:volatile="true" number:language="fr" number:country="FR">
      <number:text/>
    </number:number-style>
    <number:number-style style:name="N10114" number:language="fr" number:country="FR">
      <number:text/>
      <style:map style:condition="value()&gt;0" style:apply-style-name="N10114P0"/>
      <style:map style:condition="value()&lt;0" style:apply-style-name="N10114P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6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6P1" style:volatile="true" number:language="fr" number:country="FR">
      <number:text/>
    </number:number-style>
    <number:number-style style:name="N10116" number:language="fr" number:country="FR">
      <number:text/>
      <style:map style:condition="value()&gt;0" style:apply-style-name="N10116P0"/>
      <style:map style:condition="value()&lt;0" style:apply-style-name="N10116P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0:58:03.512639778</meta:creation-date>
    <dc:date>2021-04-14T08:55:14.793110295</dc:date>
    <meta:editing-duration>PT19M16S</meta:editing-duration>
    <meta:editing-cycles>11</meta:editing-cycles>
    <meta:generator>LibreOffice/7.0.3.1$Linux_X86_64 LibreOffice_project/00$Build-1</meta:generator>
    <meta:document-statistic meta:table-count="0" meta:image-count="0" meta:object-count="0" meta:page-count="1" meta:paragraph-count="6" meta:word-count="13" meta:character-count="92" meta:non-whitespace-character-count="8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compta_adhesion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ADHERENT-ES"/>
      </db:table-representations>
    </office:database>
  </office:body>
</office:document-content>
</file>